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06cm" svg:height="4.93cm" svg:x="4.993cm" svg:y="3.132cm" svg:viewBox="0 0 5007 4931" svg:d="M2383 4176c980 10 2089-499 2019-1602-71-1104-952-1973-1851-1828s-1825 738-1932 1851c-108 1114 784 1568 1764 1579zM5004 2213c61 1309-796 2561-2630 2705-1833 145-2460-924-2365-2252 96-1327 1315-2510 2679-2653 1362-142 2255 891 2316 2200z">
          <text:p/>
        </draw:path>
        <draw:path draw:style-name="gr1" draw:text-style-name="P1" draw:layer="layout" svg:width="4.856cm" svg:height="4.93cm" svg:x="0cm" svg:y="3.132cm" svg:viewBox="0 0 4857 4931" svg:d="M2383 4176c980 10 1938-506 1868-1609-71-1104-801-1966-1700-1821s-1825 738-1932 1851c-108 1114 784 1568 1764 1579zM4853 2206c61 1309-645 2568-2479 2712-1833 145-2460-924-2365-2252 96-1327 1315-2510 2679-2653 1362-142 2104 884 2165 219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3T15:02:27.944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2"/>
  </office:meta>
</office:document-meta>
</file>